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5cm"/>
    </style:style>
    <style:style style:name="gr2" style:family="graphic" style:parent-style-name="standard">
      <style:graphic-properties draw:stroke="none" svg:stroke-color="#000000" draw:fill="none" draw:fill-color="#ffffff" fo:min-height="2.134cm"/>
    </style:style>
    <style:style style:name="gr3" style:family="graphic" style:parent-style-name="standard">
      <style:graphic-properties draw:stroke="none" svg:stroke-color="#000000" draw:fill="none" draw:fill-color="#ffffff" fo:min-height="0.753cm"/>
    </style:style>
    <style:style style:name="gr4" style:family="graphic" style:parent-style-name="standard">
      <style:graphic-properties draw:stroke="none" svg:stroke-color="#000000" draw:fill="none" draw:fill-color="#ffffff" fo:min-height="0.475cm"/>
    </style:style>
    <style:style style:name="gr5" style:family="graphic" style:parent-style-name="standard">
      <style:graphic-properties draw:stroke="none" svg:stroke-color="#000000" draw:fill="none" draw:fill-color="#ffffff" fo:min-height="0.949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stroke="none" svg:stroke-color="#000000" draw:fill="none" draw:fill-color="#ffffff" fo:min-height="0.62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07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8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13" style:family="graphic" style:parent-style-name="standard">
      <style:graphic-properties draw:stroke="none" draw:fill="solid" draw:fill-color="#dddddd" draw:textarea-horizontal-align="center" draw:textarea-vertical-align="middle" fo:min-height="0.946cm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71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8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39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132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3" style:family="paragraph">
      <style:paragraph-properties fo:text-align="start"/>
      <style:text-properties fo:font-variant="normal" fo:text-transform="none" style:text-line-through-style="none" style:text-line-through-type="none" fo:font-family="Arial" style:font-style-name="Regular" style:font-family-generic="swiss" style:font-pitch="variable" fo:font-size="10pt" fo:font-style="normal" style:text-underline-style="none" fo:font-weight="normal" fo:background-color="transparent"/>
    </style:style>
    <style:style style:name="P4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5" style:family="paragraph">
      <loext:graphic-properties draw:fill="none" draw:fill-color="#ffffff"/>
      <style:text-properties style:font-name="Arial"/>
    </style:style>
    <style:style style:name="P6" style:family="paragraph">
      <style:paragraph-properties fo:text-align="start"/>
      <style:text-properties fo:font-variant="normal" fo:text-transform="none" fo:color="#b2b2b2" style:text-line-through-style="none" style:text-line-through-type="none" fo:font-family="Arial" style:font-style-name="Regular" style:font-family-generic="swiss" style:font-pitch="variable" fo:font-size="8pt" fo:font-style="normal" style:text-underline-style="none" fo:font-weight="normal" fo:background-color="transparen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style:font-name="Arial" fo:font-size="16pt" style:font-size-asian="16pt" style:font-name-complex="Arial" style:font-size-complex="16pt"/>
    </style:style>
    <style:style style:name="P9" style:family="paragraph">
      <loext:graphic-properties draw:fill="none" draw:fill-color="#ffffff"/>
      <style:paragraph-properties fo:text-align="end"/>
      <style:text-properties style:font-name="Arial" fo:font-size="16pt" style:font-size-asian="16pt" style:font-size-complex="16pt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style:font-name="Arial" fo:font-size="18pt" style:font-size-asian="18pt" style:font-name-complex="Arial" style:font-size-complex="18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Arial" fo:font-size="24pt" fo:letter-spacing="0.106cm" fo:font-weight="bold" style:font-size-asian="24pt" style:font-weight-asian="bold" style:font-name-complex="Arial" style:font-size-complex="24pt" style:font-weight-complex="bold"/>
    </style:style>
    <style:style style:name="P14" style:family="paragraph">
      <loext:graphic-properties draw:fill="solid" draw:fill-color="#dddddd"/>
      <style:paragraph-properties fo:text-align="center"/>
      <style:text-properties style:text-outline="true" fo:font-size="18pt" fo:text-shadow="1pt 1pt" fo:background-color="transparent" style:font-size-asian="18pt" style:font-size-complex="18pt"/>
    </style:style>
    <style:style style:name="P15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0pt" fo:font-style="normal" style:text-underline-style="none" fo:font-weight="normal"/>
    </style:style>
    <style:style style:name="P16" style:family="paragraph">
      <loext:graphic-properties draw:fill="none" draw:fill-color="#ffffff"/>
      <style:text-properties style:font-name="Arial" fo:font-size="16pt" style:font-size-asian="16pt" style:font-name-complex="Arial" style:font-size-complex="16pt"/>
    </style:style>
    <style:style style:name="P17" style:family="paragraph">
      <style:text-properties fo:font-size="12pt" fo:background-color="transparent" style:font-size-asian="18pt" style:font-size-complex="18pt"/>
    </style:style>
    <style:style style:name="P18" style:family="paragraph">
      <loext:graphic-properties draw:fill="none" draw:fill-color="#ffffff"/>
      <style:text-properties fo:font-size="12pt" fo:background-color="transparent" style:font-size-asian="18pt" style:font-size-complex="18pt"/>
    </style:style>
    <style:style style:name="P19" style:family="paragraph">
      <style:paragraph-properties fo:text-align="start"/>
      <style:text-properties fo:font-variant="normal" fo:text-transform="none" style:text-line-through-style="none" style:text-line-through-type="none" style:font-name="Liberation Sans1" fo:font-size="10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CA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scale="100%" style:font-relief="none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/>
    </style:style>
    <style:style style:name="T5" style:family="text">
      <style:text-properties style:font-name="Arial" fo:font-size="16pt" style:font-size-asian="16pt" style:font-name-complex="Arial" style:font-size-complex="16pt"/>
    </style:style>
    <style:style style:name="T6" style:family="text">
      <style:text-properties style:font-name="Arial" fo:font-size="16pt" style:font-size-asian="16pt" style:font-size-complex="16pt"/>
    </style:style>
    <style:style style:name="T7" style:family="text">
      <style:text-properties style:font-name="Arial" fo:font-size="18pt" style:font-size-asian="18pt" style:font-name-complex="Arial" style:font-size-complex="18pt"/>
    </style:style>
    <style:style style:name="T8" style:family="text">
      <style:text-properties style:font-name="Arial" fo:font-size="24pt" fo:font-weight="bold" style:font-size-asian="24pt" style:font-weight-asian="bold" style:font-name-complex="Arial" style:font-size-complex="24pt" style:font-weight-complex="bold"/>
    </style:style>
    <style:style style:name="T9" style:family="text">
      <style:text-properties fo:font-size="12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patient_name_field" form:control-implementation="ooo:com.sun.star.form.component.TextField" xml:id="control1" form:id="control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ge_field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ex_field" form:control-implementation="ooo:com.sun.star.form.component.TextField" xml:id="control3" form:id="control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id_field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hone_field" form:control-implementation="ooo:com.sun.star.form.component.TextField" xml:id="control5" form:id="control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ployee_field" form:control-implementation="ooo:com.sun.star.form.component.TextField" xml:id="control6" form:id="control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_field" form:control-implementation="ooo:com.sun.star.form.component.TextField" xml:id="control7" form:id="control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services_field" form:control-implementation="ooo:com.sun.star.form.component.TextField" xml:id="control8" form:id="control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Scroll" office:value-type="boolean" office:boolean-value="true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VScroll" office:value-type="boolean" office:boolean-value="true"/>
              </form:properties>
              <text:p/>
            </form:textarea>
            <form:text form:name="file_field" form:control-implementation="ooo:com.sun.star.form.component.TextField" xml:id="control9" form:id="control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ime_now_field" form:control-implementation="ooo:com.sun.star.form.component.TextField" xml:id="control10" form:id="control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otal_field" form:control-implementation="ooo:com.sun.star.form.component.TextField" xml:id="control11" form:id="control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at_field" form:control-implementation="ooo:com.sun.star.form.component.TextField" xml:id="control12" form:id="control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mount_field" form:control-implementation="ooo:com.sun.star.form.component.TextField" xml:id="control13" form:id="control1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visit_id" form:control-implementation="ooo:com.sun.star.form.component.TextField" xml:id="control14" form:id="control1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5.7cm" svg:height="0.8cm" svg:x="8cm" svg:y="2.2cm">
          <draw:text-box>
            <text:p><text:span text:style-name="T3">Abha, Asir, Saudi </text:span><text:span text:style-name="T3">Arabia</text:span></text:p>
          </draw:text-box>
        </draw:frame>
        <draw:frame draw:style-name="gr2" draw:text-style-name="P2" draw:layer="layout" svg:width="6.8cm" svg:height="2.384cm" svg:x="5.2cm" svg:y="2.8cm">
          <draw:text-box>
            <text:p><text:span text:style-name="T3">Phone No.: +966-</text:span><text:span text:style-name="T3">50-938-7659</text:span></text:p>
          </draw:text-box>
        </draw:frame>
        <draw:frame draw:style-name="gr3" draw:text-style-name="P2" draw:layer="layout" svg:width="3.859cm" svg:height="1.003cm" svg:x="1.574cm" svg:y="4.466cm">
          <draw:text-box>
            <text:p><text:span text:style-name="T3">Name </text:span></text:p>
          </draw:text-box>
        </draw:frame>
        <draw:control draw:style-name="standard" draw:text-style-name="P3" draw:layer="controls" svg:width="4.195cm" svg:height="0.418cm" svg:x="3.588cm" svg:y="4.65cm" draw:control="control1"/>
        <draw:frame draw:style-name="gr4" draw:text-style-name="P2" draw:layer="layout" svg:width="2.097cm" svg:height="0.725cm" svg:x="1.574cm" svg:y="5.365cm">
          <draw:text-box>
            <text:p><text:span text:style-name="T3">Age:</text:span></text:p>
          </draw:text-box>
        </draw:frame>
        <draw:frame draw:style-name="gr4" draw:text-style-name="P2" draw:layer="layout" svg:width="2.097cm" svg:height="0.725cm" svg:x="1.574cm" svg:y="6.355cm">
          <draw:text-box>
            <text:p><text:span text:style-name="T3">Sex:</text:span></text:p>
          </draw:text-box>
        </draw:frame>
        <draw:control draw:style-name="standard" draw:text-style-name="P3" draw:layer="controls" svg:width="4.195cm" svg:height="0.418cm" svg:x="3.588cm" svg:y="5.486cm" draw:control="control2"/>
        <draw:control draw:style-name="standard" draw:text-style-name="P3" draw:layer="controls" svg:width="4.195cm" svg:height="0.418cm" svg:x="3.588cm" svg:y="6.406cm" draw:control="control3"/>
        <draw:frame draw:style-name="gr5" draw:text-style-name="P2" draw:layer="layout" svg:width="2.297cm" svg:height="1.199cm" svg:x="1.503cm" svg:y="7.4cm">
          <draw:text-box>
            <text:p><text:span text:style-name="T3">Services:</text:span></text:p>
          </draw:text-box>
        </draw:frame>
        <draw:control draw:style-name="standard" draw:text-style-name="P4" draw:layer="controls" svg:width="13.4cm" svg:height="2.843cm" svg:x="4cm" svg:y="7.551cm" draw:control="control8"/>
        <draw:frame draw:style-name="gr4" draw:text-style-name="P2" draw:layer="layout" svg:width="2.098cm" svg:height="0.725cm" svg:x="1.588cm" svg:y="3.772cm">
          <draw:text-box>
            <text:p><text:span text:style-name="T3">File No.:</text:span></text:p>
          </draw:text-box>
        </draw:frame>
        <draw:control draw:style-name="standard" draw:text-style-name="P3" draw:layer="controls" svg:width="4.111cm" svg:height="0.418cm" svg:x="3.602cm" svg:y="3.855cm" draw:control="control9"/>
        <draw:frame draw:style-name="gr6" draw:text-style-name="P5" draw:layer="layout" svg:width="8.773cm" svg:height="1.673cm" svg:x="6.3cm" svg:y="13.2cm">
          <draw:text-box>
            <text:p><text:span text:style-name="T4">Thank you for visiting!</text:span></text:p>
          </draw:text-box>
        </draw:frame>
        <draw:control draw:style-name="standard" draw:text-style-name="P6" draw:layer="controls" svg:width="4.895cm" svg:height="0.518cm" svg:x="15.105cm" svg:y="14.4cm" draw:control="control10"/>
        <draw:frame draw:style-name="gr7" draw:text-style-name="P8" draw:layer="layout" svg:width="2.769cm" svg:height="0.878cm" svg:x="7.495cm" svg:y="4.524cm">
          <draw:text-box>
            <text:p text:style-name="P7"><text:span text:style-name="T5">اسم</text:span></text:p>
          </draw:text-box>
        </draw:frame>
        <draw:frame draw:style-name="gr7" draw:text-style-name="P8" draw:layer="layout" svg:width="1.678cm" svg:height="0.878cm" svg:x="8.586cm" svg:y="5.302cm">
          <draw:text-box>
            <text:p text:style-name="P7"><text:span text:style-name="T5">عمر</text:span></text:p>
          </draw:text-box>
        </draw:frame>
        <draw:frame draw:style-name="gr8" draw:text-style-name="P8" draw:layer="layout" svg:width="1.742cm" svg:height="0.878cm" svg:x="17.7cm" svg:y="7.322cm">
          <draw:text-box>
            <text:p text:style-name="P7"><text:span text:style-name="T5">خدمات</text:span></text:p>
          </draw:text-box>
        </draw:frame>
        <draw:frame draw:style-name="gr9" draw:text-style-name="P9" draw:layer="layout" svg:width="1.573cm" svg:height="0.873cm" svg:x="12.754cm" svg:y="10.527cm">
          <draw:text-box>
            <text:p text:style-name="P7"><text:span text:style-name="T6">السعر</text:span></text:p>
          </draw:text-box>
        </draw:frame>
        <draw:frame draw:style-name="gr10" draw:text-style-name="P9" draw:layer="layout" svg:width="2.39cm" svg:height="0.873cm" svg:x="7.81cm" svg:y="3.727cm">
          <draw:text-box>
            <text:p text:style-name="P7"><text:span text:style-name="T6">رقم الملف</text:span></text:p>
          </draw:text-box>
        </draw:frame>
        <draw:frame draw:style-name="gr11" draw:text-style-name="P11" draw:layer="layout" svg:width="6.078cm" svg:height="1.673cm" svg:x="8cm" svg:y="14.1cm">
          <draw:text-box>
            <text:p text:style-name="P10"><text:span text:style-name="T7">شكرا لزيارتك</text:span></text:p>
          </draw:text-box>
        </draw:frame>
        <draw:frame draw:style-name="gr12" draw:text-style-name="P13" draw:layer="layout" svg:width="7.53cm" svg:height="1.195cm" svg:x="7.07cm" svg:y="1.2cm">
          <draw:text-box>
            <text:p text:style-name="P12"><text:span text:style-name="T8">عيادة </text:span><text:span text:style-name="T8">الحجامة </text:span><text:span text:style-name="T8">المتيمزة</text:span></text:p>
          </draw:text-box>
        </draw:frame>
        <draw:g>
          <draw:path draw:style-name="gr13" draw:text-style-name="P14" draw:layer="layout" svg:width="0.732cm" svg:height="1.639cm" draw:transform="skewX (-0.229161730786855) rotate (0.670206432765822) translate (1.40473377370574cm 13.3576572341835cm)" svg:viewBox="0 0 733 1640" svg:d="M669 128l-142 256-184-100-103 199-240-128 134-244 191 93 109-204zM733 1124c0 51-4 102-12 153-8 52-19 94-32 126-24 64-83 120-178 169-88 45-170 68-248 68-67 0-120-22-160-67-39-46-59-106-59-181 0-69 10-136 30-203 20-66 57-149 109-250l-46-30c14-39 34-85 59-140s47-101 67-139l127 73c55 32 107 67 157 105 71 52 119 100 146 146s40 102 40 170zM542 1225c0-16-30-49-90-99-59-50-118-93-176-129-55 84-82 155-82 211 0 27 11 50 34 69 22 19 50 29 82 29 43 0 92-10 148-30s84-37 84-51z">
            <text:p/>
          </draw:path>
          <draw:path draw:style-name="gr13" draw:text-style-name="P14" draw:layer="layout" svg:width="1.129cm" svg:height="1.97cm" draw:transform="skewX (-0.227067335684462) rotate (0.671777229092617) translate (2.29054573258373cm 12.8852717685212cm)" svg:viewBox="0 0 1130 1971" svg:d="M1064 156l-155 282-302-154 154-284zM1130 1445c0 51-30 119-90 203s-131 157-212 220c-89 68-166 103-229 103-76 0-157-22-244-63-76-37-194-109-355-217l54-78c78 50 140 84 187 102 48 17 99 26 154 26 59 0 119-16 178-49s140-93 242-182c143-124 214-220 214-287 0-33-13-77-41-132-31-62-69-113-114-154l73-340c58 59 103 126 135 203 32 76 48 163 48 260z">
            <text:p/>
          </draw:path>
          <draw:path draw:style-name="gr13" draw:text-style-name="P14" draw:layer="layout" svg:width="1.186cm" svg:height="0.846cm" draw:transform="skewX (-0.227416401534861) rotate (0.671253630317019) translate (3.56169379456311cm 12.6035190974941cm)" svg:viewBox="0 0 1187 847" svg:d="M1187 846c-90 0-196-17-318-51-108-31-203-66-284-107-50 72-112 120-185 142-35 11-83 17-144 17h-256v-342h256c77 0 138-10 184-28 59-23 99-64 121-122 49-107 112-194 188-263 68-61 126-92 173-92 44 0 98 65 163 194 68 137 102 263 102 378zM946 466c0-19-19-51-56-96-41-50-77-75-107-75-33 0-62 38-85 113 45 17 79 29 102 38 70 25 109 37 117 37 19 0 29-6 29-17z">
            <text:p/>
          </draw:path>
          <draw:path draw:style-name="gr13" draw:text-style-name="P14" draw:layer="layout" svg:width="0.807cm" svg:height="1.474cm" draw:transform="skewX (-0.227416401534861) rotate (0.672300827868216) translate (4.37452182098075cm 11.8915885399244cm)" svg:viewBox="0 0 808 1475" svg:d="M808 899h-808v-342h679c-10-57-27-105-52-145-13-21-43-59-90-113l103-299c65 71 109 146 132 224 24 78 36 194 36 347zM787 1120l-142 257-183-101-104 199-240-129 135-244 191 94 108-204z">
            <text:p/>
          </draw:path>
          <draw:path draw:style-name="gr13" draw:text-style-name="P14" draw:layer="layout" svg:width="0.807cm" svg:height="1.471cm" draw:transform="skewX (-0.226718269834063) rotate (0.672300827868216) translate (4.4737564816578cm 11.0804515824259cm)" svg:viewBox="0 0 808 1472" svg:d="M787 128l-142 257-183-101-103 199-240-129 134-244 191 94 108-204zM808 1472h-808v-342h679c-10-57-27-105-52-144-13-22-43-60-90-113l103-300c64 72 108 146 132 224s36 194 36 347z">
            <text:p/>
          </draw:path>
          <draw:path draw:style-name="gr13" draw:text-style-name="P14" draw:layer="layout" svg:width="1.186cm" svg:height="0.846cm" draw:transform="skewX (-0.226194671058465) rotate (0.671951762017817) translate (5.53595578911751cm 11.0351700727283cm)" svg:viewBox="0 0 1187 847" svg:d="M1187 847c-90 0-196-18-318-52-108-31-203-66-284-108-50 73-112 121-185 143-35 11-83 16-144 16h-256v-342h255c78 0 139-9 185-27 58-24 99-64 121-122 49-107 112-194 188-263 68-61 126-92 173-92 44 0 98 65 163 194 68 137 102 263 102 378zM946 466c0-19-19-51-56-96-41-50-77-75-107-75-34 0-62 37-85 113 45 17 79 29 102 38 70 25 109 37 117 37 19 0 29-6 29-17z">
            <text:p/>
          </draw:path>
          <draw:path draw:style-name="gr13" draw:text-style-name="P14" draw:layer="layout" svg:width="0.709cm" svg:height="1.624cm" draw:transform="skewX (-0.227416401534861) rotate (0.671602696167418) translate (5.76932253073653cm 9.85432913668363cm)" svg:viewBox="0 0 710 1625" svg:d="M710 1625h-710v-342h555l-156-853-83-53c0-49 8-99 23-150 20-63 53-139 101-227l59 30c0 5-2 19-5 40 0 28 18 55 54 81 32 23 83 49 152 78-7 53-19 106-34 157s-32 97-51 137l-46-18 141 778z">
            <text:p/>
          </draw:path>
          <draw:path draw:style-name="gr13" draw:text-style-name="P14" draw:layer="layout" svg:width="0.301cm" svg:height="1.613cm" draw:transform="skewX (-0.225671072282867) rotate (0.673697091269811) translate (6.46725048086624cm 9.42618755162228cm)" svg:viewBox="0 0 302 1614" svg:d="M302 1161c0 75-9 143-27 204-19 62-53 145-105 249l-77-31c20-107 31-194 31-261 0-51-5-126-13-225-9-99-20-197-32-294-13-97-34-213-64-347-10-47-15-79-15-97 0-26 13-70 40-132 27-63 64-138 112-227l78 445c28 170 48 317 59 441 8 95 13 187 13 275z">
            <text:p/>
          </draw:path>
          <draw:path draw:style-name="gr13" draw:text-style-name="P14" draw:layer="layout" svg:width="1.092cm" svg:height="1.879cm" draw:transform="skewX (-0.227590934460061) rotate (0.671428163242219) translate (7.1385594270692cm 8.44032372857715cm)" svg:viewBox="0 0 1093 1880" svg:d="M795 117l-142 234-184-101-103 199-240-128 134-222 191 93 113-192zM1093 1880h-169c-31 0-59-6-85-19-50-24-92-68-127-133-46-89-76-211-90-365-59 70-104 120-137 149-47 43-87 64-119 64-16 0-37-2-61-7l-158-30c-67-14-108-23-124-29-15-6-23-17-23-32 0-22 30-94 90-214 59-120 103-195 129-223 22-23 60-52 115-88 33-22 79-50 139-84l69-39c-3-12-5-24-6-36s-2-24-2-35c0-32 8-72 23-120s42-108 80-179l124 785c20 123 46 207 78 250 20 29 49 43 85 43h169zM591 1169l-26-151c-27 13-49 23-64 30-48 25-86 47-114 68-21 17-38 32-52 47-17 18-25 32-25 41 0 12 15 21 45 28s60 10 89 10c19 0 39-5 59-16 21-10 50-29 88-57z">
            <text:p/>
          </draw:path>
          <draw:path draw:style-name="gr13" draw:text-style-name="P14" draw:layer="layout" svg:width="1.186cm" svg:height="0.846cm" draw:transform="skewX (-0.227416401534861) rotate (0.671253630317019) translate (8.76174280294182cm 8.47044657073662cm)" svg:viewBox="0 0 1187 847" svg:d="M1187 846c-90 0-196-17-318-51-108-31-203-66-284-107-50 72-112 120-185 142-35 11-83 17-144 17h-256v-342h256c77 0 138-10 184-28 59-23 99-64 121-122 49-107 112-194 188-263 68-61 126-92 173-92 44 0 98 65 163 194 68 137 102 263 102 378zM946 466c0-19-19-51-56-96-41-50-77-75-107-75-33 0-62 38-85 113 45 17 79 29 102 38 70 25 109 37 117 37 19 0 29-6 29-17z">
            <text:p/>
          </draw:path>
          <draw:path draw:style-name="gr13" draw:text-style-name="P14" draw:layer="layout" svg:width="0.585cm" svg:height="1.525cm" draw:transform="skewX (-0.227940000310459) rotate (0.67090456446662) translate (9.17241349435798cm 7.2762210545769cm)" svg:viewBox="0 0 586 1526" svg:d="M586 1526h-180c-101 0-174-40-218-121-50-89-75-238-75-449l-1-358c0-81-11-144-35-189-11-22-37-54-77-95l139-314c50 67 85 133 105 199 23 76 35 173 35 291v248c0 175 12 296 36 364 19 55 49 82 91 82h180z">
            <text:p/>
          </draw:path>
          <draw:path draw:style-name="gr13" draw:text-style-name="P14" draw:layer="layout" svg:width="1.473cm" svg:height="1.479cm" draw:transform="skewX (-0.227241868609662) rotate (0.671428163242219) translate (10.0503521492242cm 7.3513789849082cm)" svg:viewBox="0 0 1474 1480" svg:d="M1474 921h-1474v-342h917c-104-105-200-180-289-226-78-41-155-61-229-61-23 0-43 1-62 3-18 2-45 7-80 14 47-105 100-183 158-234 58-50 124-75 198-75 56 0 111 13 163 40 53 27 112 70 177 129 52 47 125 121 220 220 64 71 114 116 148 137s85 39 153 53zM997 1196l-163 284-297-156 159-284z">
            <text:p/>
          </draw:path>
          <draw:path draw:style-name="gr13" draw:text-style-name="P14" draw:layer="layout" svg:width="1.473cm" svg:height="0.92cm" draw:transform="skewX (-0.227590934460061) rotate (0.671428163242219) translate (11.1370909090683cm 6.48762360363056cm)" svg:viewBox="0 0 1474 921" svg:d="M1474 921h-1474v-342h917c-104-105-200-180-289-226-78-41-154-61-229-61-23 0-43 1-62 3-18 2-45 7-80 14 47-105 100-183 158-234 58-50 124-75 198-75 57 0 111 13 164 40 52 27 111 70 176 129 52 47 125 121 220 220 64 71 114 116 148 137s85 39 153 53z">
            <text:p/>
          </draw:path>
          <draw:path draw:style-name="gr13" draw:text-style-name="P14" draw:layer="layout" svg:width="0.709cm" svg:height="1.624cm" draw:transform="skewX (-0.227416401534861) rotate (0.671602696167418) translate (11.6532671343928cm 5.17768671443896cm)" svg:viewBox="0 0 710 1625" svg:d="M710 1625h-710v-342h555l-156-853-83-53c0-49 8-99 23-150 20-63 53-139 101-227l59 30c0 5-2 19-5 40 0 28 18 55 54 81 32 23 83 49 152 78-7 53-19 106-34 157s-32 97-51 137l-46-18 141 778z">
            <text:p/>
          </draw:path>
          <draw:path draw:style-name="gr13" draw:text-style-name="P14" draw:layer="layout" svg:width="0.301cm" svg:height="1.611cm" draw:transform="skewX (-0.230383461263252) rotate (0.669159235214626) translate (12.3505876488722cm 4.74914483416008cm)" svg:viewBox="0 0 302 1612" svg:d="M302 1159c0 75-9 143-27 204-18 62-53 145-105 249l-77-30c20-107 31-195 31-262 0-51-5-126-13-224-9-99-20-197-32-294-13-96-34-212-64-346-10-47-15-79-15-96 0-26 13-71 40-133s64-138 112-227l78 445c28 169 48 315 59 439 9 96 13 187 13 275z">
            <text:p/>
          </draw:path>
          <draw:path draw:style-name="gr13" draw:text-style-name="P14" draw:layer="layout" svg:width="0.732cm" svg:height="1.64cm" draw:transform="skewX (-0.227416401534861) rotate (0.672126294943016) translate (13.244073265046cm 3.94864639770995cm)" svg:viewBox="0 0 733 1641" svg:d="M668 128l-142 257-183-101-103 199-240-129 134-243 191 93 109-204zM733 1125c0 51-5 102-13 153-8 52-18 94-31 126-24 64-84 120-178 169-88 45-171 68-248 68-67 0-121-23-160-68-40-46-60-106-59-181 0-69 10-137 30-203s57-149 109-250l-46-30c14-39 34-85 59-140s47-102 67-139l127 73c55 33 107 68 157 105 70 52 119 101 146 147 26 46 40 103 40 170zM542 1226c0-16-30-49-90-100-60-50-118-93-176-129-55 85-83 155-83 211 0 27 12 50 34 69 23 20 51 29 82 29 43 0 93-10 149-29 56-20 84-37 84-51z">
            <text:p/>
          </draw:path>
          <draw:path draw:style-name="gr13" draw:text-style-name="P14" draw:layer="layout" svg:width="0.77cm" svg:height="1.188cm" draw:transform="skewX (-0.228463599086058) rotate (0.670730031541421) translate (14.408098748921cm 3.54559501308498cm)" svg:viewBox="0 0 771 1189" svg:d="M771 1188l-585 1c-57 0-100-12-131-36-37-28-55-75-55-140 0-37 2-77 6-120s9-86 17-130h49c7 29 22 50 46 64 24 13 52 20 86 20l444-1c-20-123-54-222-103-295-41-62-97-114-169-159l92-392c112 81 191 186 238 314 43 118 64 275 64 470z">
            <text:p/>
          </draw:path>
          <draw:path draw:style-name="gr13" draw:text-style-name="P14" draw:layer="layout" svg:width="0.584cm" svg:height="1.526cm" draw:transform="skewX (-0.227241868609662) rotate (0.672300827868216) translate (14.7656778751518cm 2.83086396190939cm)" svg:viewBox="0 0 585 1527" svg:d="M585 1527h-180c-101-1-174-41-218-121-50-89-75-239-75-449v-359c0-81-11-144-35-189-11-22-37-54-77-95l139-314c50 67 85 133 105 199 23 76 35 173 35 291v248c-1 175 11 297 36 365 18 54 49 81 90 82h180z">
            <text:p/>
          </draw:path>
          <draw:path draw:style-name="gr13" draw:text-style-name="P14" draw:layer="layout" svg:width="0.807cm" svg:height="1.474cm" draw:transform="skewX (-0.226543736908864) rotate (0.672300827868216) translate (15.6568955091633cm 2.92419765731317cm)" svg:viewBox="0 0 808 1475" svg:d="M808 899h-808v-342h679c-10-57-27-105-52-145-13-21-43-59-90-113l103-299c64 71 108 146 132 224s36 194 36 347zM787 1120l-142 257-183-101-103 199-240-129 134-244 191 94 108-204z">
            <text:p/>
          </draw:path>
          <draw:path draw:style-name="gr13" draw:text-style-name="P14" draw:layer="layout" svg:width="1.367cm" svg:height="1.101cm" draw:transform="skewX (-0.228463599086058) rotate (0.671428163242219) translate (16.0519913759639cm 2.35034098988127cm)" svg:viewBox="0 0 1368 1102" svg:d="M1368 502l-145 357c-231 70-422 123-574 161-132 33-242 55-333 68-66 9-133 14-200 14h-116v-342h140c25 0 43-1 55-2 26-4 51-6 76-6-43-63-72-114-86-153-15-39-22-82-22-131 0-125 53-234 160-328 106-93 230-140 372-140 96 0 187 31 274 92 79 57 138 126 175 207l-54 45c-68-25-122-41-162-49-40-7-90-11-148-11-107 0-199 8-277 25-99 21-149 51-149 91 0 57 120 153 359 286z">
            <text:p/>
          </draw:path>
        </draw:g>
        <draw:control draw:style-name="standard" draw:text-style-name="P15" draw:layer="controls" svg:width="4cm" svg:height="0.418cm" svg:x="8cm" svg:y="12.6cm" draw:control="control11"/>
        <draw:frame draw:style-name="gr4" draw:text-style-name="P2" draw:layer="layout" svg:width="2.098cm" svg:height="0.725cm" svg:x="10.439cm" svg:y="3.794cm">
          <draw:text-box>
            <text:p><text:span text:style-name="T3">ID:</text:span></text:p>
          </draw:text-box>
        </draw:frame>
        <draw:frame draw:style-name="gr4" draw:text-style-name="P2" draw:layer="layout" svg:width="2.098cm" svg:height="0.725cm" svg:x="10.439cm" svg:y="4.51cm">
          <draw:text-box>
            <text:p><text:span text:style-name="T3">Phone:</text:span></text:p>
          </draw:text-box>
        </draw:frame>
        <draw:frame draw:style-name="gr4" draw:text-style-name="P2" draw:layer="layout" svg:width="2.769cm" svg:height="0.725cm" svg:x="10.439cm" svg:y="5.383cm">
          <draw:text-box>
            <text:p><text:span text:style-name="T3">Employee:</text:span></text:p>
          </draw:text-box>
        </draw:frame>
        <draw:frame draw:style-name="gr4" draw:text-style-name="P2" draw:layer="layout" svg:width="2.098cm" svg:height="0.725cm" svg:x="10.439cm" svg:y="6.299cm">
          <draw:text-box>
            <text:p><text:span text:style-name="T3">Date:</text:span></text:p>
          </draw:text-box>
        </draw:frame>
        <draw:control draw:style-name="standard" draw:text-style-name="P3" draw:layer="controls" svg:width="4.195cm" svg:height="0.418cm" svg:x="12.753cm" svg:y="3.894cm" draw:control="control4"/>
        <draw:control draw:style-name="standard" draw:text-style-name="P3" draw:layer="controls" svg:width="4.195cm" svg:height="0.418cm" svg:x="12.753cm" svg:y="4.631cm" draw:control="control5"/>
        <draw:control draw:style-name="standard" draw:text-style-name="P3" draw:layer="controls" svg:width="4.195cm" svg:height="0.418cm" svg:x="12.753cm" svg:y="5.467cm" draw:control="control6"/>
        <draw:control draw:style-name="standard" draw:text-style-name="P3" draw:layer="controls" svg:width="4.195cm" svg:height="0.418cm" svg:x="12.753cm" svg:y="6.303cm" draw:control="control7"/>
        <draw:frame draw:style-name="gr14" draw:text-style-name="P16" draw:layer="layout" svg:width="3.268cm" svg:height="1.505cm" svg:x="17.032cm" svg:y="3.772cm">
          <draw:text-box>
            <text:p><text:span text:style-name="T5">بطاقة هوية</text:span><text:span text:style-name="T5"> </text:span></text:p>
          </draw:text-box>
        </draw:frame>
        <draw:frame draw:style-name="gr14" draw:text-style-name="P8" draw:layer="layout" svg:width="2.813cm" svg:height="1.505cm" svg:x="18cm" svg:y="4.495cm">
          <draw:text-box>
            <text:p text:style-name="P7"><text:span text:style-name="T5">هاتف</text:span></text:p>
          </draw:text-box>
        </draw:frame>
        <draw:frame draw:style-name="gr15" draw:text-style-name="P8" draw:layer="layout" svg:width="2.217cm" svg:height="1cm" svg:x="17.383cm" svg:y="5.3cm">
          <draw:text-box>
            <text:p text:style-name="P7"><text:span text:style-name="T5"><text:s/></text:span><text:span text:style-name="T5">الإستقبال</text:span></text:p>
          </draw:text-box>
        </draw:frame>
        <draw:frame draw:style-name="gr14" draw:text-style-name="P8" draw:layer="layout" svg:width="1.796cm" svg:height="1.505cm" svg:x="18cm" svg:y="6.3cm">
          <draw:text-box>
            <text:p text:style-name="P7"><text:span text:style-name="T5">تاريخ</text:span></text:p>
          </draw:text-box>
        </draw:frame>
        <draw:frame draw:style-name="gr16" draw:text-style-name="P8" draw:layer="layout" svg:width="1.395cm" svg:height="0.878cm" svg:x="8.905cm" svg:y="6.222cm">
          <draw:text-box>
            <text:p text:style-name="P7"><text:span text:style-name="T5">جنس</text:span></text:p>
          </draw:text-box>
        </draw:frame>
        <draw:frame draw:style-name="gr4" draw:text-style-name="P2" draw:layer="layout" svg:width="2.098cm" svg:height="0.725cm" svg:x="5.2cm" svg:y="10.575cm">
          <draw:text-box>
            <text:p><text:span text:style-name="T3">Amount:</text:span></text:p>
          </draw:text-box>
        </draw:frame>
        <draw:control draw:style-name="standard" draw:text-style-name="P15" draw:layer="controls" svg:width="4.04cm" svg:height="0.418cm" svg:x="8cm" svg:y="11.6cm" draw:control="control12"/>
        <draw:control draw:style-name="standard" draw:text-style-name="P15" draw:layer="controls" svg:width="4.04cm" svg:height="0.418cm" svg:x="8cm" svg:y="10.7cm" draw:control="control13"/>
        <draw:frame draw:style-name="gr4" draw:text-style-name="P2" draw:layer="layout" svg:width="2.098cm" svg:height="0.725cm" svg:x="5.2cm" svg:y="11.476cm">
          <draw:text-box>
            <text:p><text:span text:style-name="T3">VAT:</text:span></text:p>
          </draw:text-box>
        </draw:frame>
        <draw:frame draw:style-name="gr17" draw:text-style-name="P9" draw:layer="layout" svg:width="1.891cm" svg:height="0.873cm" svg:x="12.409cm" svg:y="12.227cm">
          <draw:text-box>
            <text:p text:style-name="P7"><text:span text:style-name="T6">إجمالي</text:span></text:p>
          </draw:text-box>
        </draw:frame>
        <draw:frame draw:style-name="gr18" draw:text-style-name="P9" draw:layer="layout" svg:width="1.632cm" svg:height="0.873cm" svg:x="12.655cm" svg:y="11.428cm">
          <draw:text-box>
            <text:p text:style-name="P7"><text:span text:style-name="T6">ضريبة</text:span></text:p>
          </draw:text-box>
        </draw:frame>
        <draw:frame draw:style-name="gr5" draw:text-style-name="P2" draw:layer="layout" svg:width="1.9cm" svg:height="1.199cm" svg:x="5.2cm" svg:y="12.4cm">
          <draw:text-box>
            <text:p><text:span text:style-name="T3">Total:</text:span></text:p>
            <text:p><text:span text:style-name="T3"/></text:p>
          </draw:text-box>
        </draw:frame>
        <draw:frame draw:style-name="gr5" draw:text-style-name="P18" draw:layer="layout" svg:width="2.3cm" svg:height="1.199cm" svg:x="11.7cm" svg:y="2.8cm">
          <draw:text-box>
            <text:p text:style-name="P17"><text:span text:style-name="T9">Visit: #</text:span></text:p>
          </draw:text-box>
        </draw:frame>
        <draw:control draw:style-name="standard" draw:text-style-name="P19" draw:layer="controls" svg:width="2.6cm" svg:height="0.4cm" svg:x="13.3cm" svg:y="2.9cm" draw:control="control14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rhad Salam</meta:initial-creator>
    <meta:creation-date>2018-05-18T19:19:26.265510065</meta:creation-date>
    <dc:date>2018-06-16T19:41:14.356785624</dc:date>
    <dc:creator>Sarhad Salam</dc:creator>
    <meta:editing-duration>PT4H28M9S</meta:editing-duration>
    <meta:editing-cycles>46</meta:editing-cycles>
    <meta:generator>LibreOffice/5.1.6.2$Linux_X86_64 LibreOffice_project/10m0$Build-2</meta:generator>
    <meta:document-statistic meta:object-count="65"/>
  </office:meta>
</office:document-meta>
</file>